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Remova o áudio com FFmpeg (pós-download):</text:span> Se você já tem o vídeo, use <text:span text:style-name="Source_20_Text">ffmpeg -i seu_video.mp4 -c copy -an video_sem_audio.mp4</text:span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8T22:03:55.569688100</meta:creation-date>
    <dc:date>2025-12-18T22:04:07.575474500</dc:date>
    <meta:editing-duration>PT12S</meta:editing-duration>
    <meta:editing-cycles>1</meta:editing-cycles>
    <meta:document-statistic meta:table-count="0" meta:image-count="0" meta:object-count="0" meta:page-count="1" meta:paragraph-count="1" meta:word-count="20" meta:character-count="125" meta:non-whitespace-character-count="106"/>
    <meta:generator>LibreOffice/25.8.3.2$Windows_X86_64 LibreOffice_project/8ca8d55c161d602844f5428fa4b58097424e324e</meta:generator>
  </office:meta>
</office:document-meta>
</file>